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2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3333ff" style:text-line-through-style="none" style:font-name="メイリオ" fo:font-size="13pt" fo:font-style="normal" style:text-underline-style="none" fo:font-weight="normal" style:text-blinking="false" fo:background-color="#ffff00" style:font-name-asian="メイリオ" style:font-size-asian="13pt" style:language-asian="ja" style:country-asian="JP" style:font-size-complex="13pt"/>
    </style:style>
    <style:style style:name="P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bold" style:text-blinking="false" fo:background-color="transparent" style:font-name-asian="メイリオ" style:font-size-asian="13pt" style:language-asian="ja" style:country-asian="JP" style:font-weight-asian="bold" style:font-size-complex="13pt" style:font-weight-complex="bold"/>
    </style:style>
    <style:style style:name="P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ize-complex="15pt"/>
    </style:style>
    <style:style style:name="P6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7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" fo:font-size="26pt" fo:font-style="normal" style:text-underline-style="none" fo:font-weight="bold" style:text-blinking="false" fo:background-color="#ffff00" style:font-name-asian="メイリオ" style:font-size-asian="26pt" style:language-asian="ja" style:country-asian="JP" style:font-weight-asian="bold" style:font-size-complex="26pt" style:font-weight-complex="bold"/>
    </style:style>
    <style:style style:name="P8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size="14pt" style:font-size-asian="14pt" style:font-size-complex="14pt"/>
    </style:style>
    <style:style style:name="P9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10" style:family="paragraph" style:parent-style-name="Text_20_body">
      <style:paragraph-properties fo:margin-left="0cm" fo:margin-right="0cm" fo:line-height="100%" fo:text-indent="0cm" style:auto-text-indent="false"/>
      <style:text-properties style:font-name="メイリオ" fo:font-size="15pt" fo:font-weight="normal" style:font-name-asian="メイリオ" style:font-size-asian="15pt" style:font-size-complex="15pt"/>
    </style:style>
    <style:style style:name="P11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" fo:font-size="13pt" style:font-name-asian="メイリオ" style:font-size-asian="14pt" style:font-size-complex="14pt"/>
    </style:style>
    <style:style style:name="P12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3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4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language-asian="ja" style:country-asian="JP" style:font-size-complex="14pt"/>
    </style:style>
    <style:style style:name="P1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6" style:family="paragraph" style:parent-style-name="Text_20_body" style:list-style-name="L2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7" style:family="paragraph" style:parent-style-name="Text_20_body" style:list-style-name="L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8" style:family="paragraph" style:parent-style-name="Text_20_body" style:list-style-name="L4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9" style:family="paragraph" style:parent-style-name="Text_20_body" style:list-style-name="L5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0" style:family="paragraph" style:parent-style-name="Text_20_body" style:list-style-name="L7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1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ize-complex="15pt"/>
    </style:style>
    <style:style style:name="P22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" fo:font-size="26pt" fo:font-style="normal" style:text-underline-style="none" fo:font-weight="bold" style:text-blinking="false" fo:background-color="#ffff00" style:font-name-asian="メイリオ" style:font-size-asian="26pt" style:language-asian="ja" style:country-asian="JP" style:font-weight-asian="bold" style:font-size-complex="26pt" style:font-weight-complex="bold"/>
    </style:style>
    <style:style style:name="P23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24" style:family="paragraph" style:parent-style-name="Text_20_body">
      <style:paragraph-properties fo:margin-left="0cm" fo:margin-right="0cm" fo:line-height="100%" fo:text-indent="0cm" style:auto-text-indent="false"/>
      <style:text-properties style:font-name="メイリオ" fo:font-size="15pt" fo:font-weight="normal" style:font-name-asian="メイリオ" style:font-size-asian="15pt" style:font-size-complex="15pt"/>
    </style:style>
    <style:style style:name="T1" style:family="text">
      <style:text-properties style:language-asian="ja" style:country-asian="JP"/>
    </style:style>
    <style:style style:name="T2" style:family="text">
      <style:text-properties fo:font-style="italic" fo:font-weight="bold" fo:background-color="#ffcc00" style:font-size-asian="14pt" style:font-style-asian="italic" style:font-weight-asian="bold" style:font-size-complex="14pt" style:font-style-complex="italic" style:font-weight-complex="bold"/>
    </style:style>
    <style:style style:name="T3" style:family="text">
      <style:text-properties fo:font-size="13pt" fo:font-style="italic" fo:font-weight="bold" fo:background-color="#ffcc00" style:language-asian="ja" style:country-asian="JP" style:font-style-asian="italic" style:font-weight-asian="bold" style:font-style-complex="italic" style:font-weight-complex="bold"/>
    </style:style>
    <style:style style:name="T4" style:family="text">
      <style:text-properties fo:color="#ff0000" fo:font-size="15pt" fo:background-color="#f4cccc"/>
    </style:style>
    <style:style style:name="T5" style:family="text">
      <style:text-properties fo:background-color="#ccff6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6"><text:span text:style-name="T3">8_X</text:span>----------------------------------------------------------------</text:p>
      <text:p text:style-name="P9">[1] res free# JVEMV6 46#8_X / 46. art / 8. kb / 20200531_184335</text:p>
      <text:p text:style-name="P5"/>
      <text:p text:style-name="P6">[do] <text:span text:style-name="T4">#_ </text:span></text:p>
      <text:list xml:id="list1700053539566188545" text:style-name="L1">
        <text:list-item>
          <text:p text:style-name="P12">REVIEW </text:p>
        </text:list-item>
        <text:list-item>
          <text:p text:style-name="P12">TASK-1</text:p>
          <text:list>
            <text:list-item>
              <text:p text:style-name="P12">url : B-1</text:p>
            </text:list-item>
          </text:list>
        </text:list-item>
      </text:list>
      <text:p text:style-name="P6"/>
      <text:p text:style-name="P6">[next]</text:p>
      <text:list xml:id="list6357537162728069501" text:style-name="L2">
        <text:list-item>
          <text:p text:style-name="P16">TASK : continue ==&gt; <text:span text:style-name="T1">対位法</text:span></text:p>
        </text:list-item>
      </text:list>
      <text:p text:style-name="P6">[other]</text:p>
      <text:p text:style-name="P10"><text:line-break/><text:span text:style-name="T5">[/ XXX] </text:span></text:p>
      <text:p text:style-name="P5"/>
      <text:p text:style-name="P7"/>
      <text:p text:style-name="P6"><text:span text:style-name="T3">8_1</text:span>----------------------------------------------------------------</text:p>
      <text:p text:style-name="P9">[2] res free# JVEMV6 46#8_X / 46. art / 8. kb / 20200601_173650</text:p>
      <text:p text:style-name="P5"/>
      <text:p text:style-name="P6">[do] <text:span text:style-name="T4">#_ </text:span></text:p>
      <text:list xml:id="list39460522" text:continue-list="list1700053539566188545" text:style-name="L1">
        <text:list-item>
          <text:p text:style-name="P12">REVIEW </text:p>
        </text:list-item>
        <text:list-item>
          <text:p text:style-name="P12">TASK-1 : <text:a xlink:type="simple" xlink:href="https://www.mie238f.com/entry/2017/06/24/010907" text:style-name="Internet_20_link" text:visited-style-name="Visited_20_Internet_20_Link">https://www.mie238f.com/entry/2017/06/24/010907</text:a></text:p>
          <text:list>
            <text:list-item>
              <text:p text:style-name="P12">T-1.1</text:p>
              <text:list>
                <text:list-item>
                  <text:p text:style-name="P12">M-1 </text:p>
                  <text:list>
                    <text:list-item>
                      <text:p text:style-name="P12">#2:本を見ると、/#3:では以上の条件の下で/#4:ある和音の<text:soft-page-break/>構成音に/</text:p>
                    </text:list-item>
                    <text:list-item>
                      <text:p text:style-name="P12">#4 <text:s/>ある和音の構成音に</text:p>
                      <text:list>
                        <text:list-item>
                          <text:p text:style-name="P12"><text:a xlink:type="simple" xlink:href="https://kotobank.jp/word/掛留音-1309476" text:style-name="Internet_20_link" text:visited-style-name="Visited_20_Internet_20_Link">https://kotobank.jp/word/掛留音-1309476</text:a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">M-2</text:p>
              <text:list>
                <text:list-item>
                  <text:p text:style-name="P14">倚音</text:p>
                </text:list-item>
              </text:list>
            </text:list-item>
          </text:list>
        </text:list-item>
      </text:list>
      <text:p text:style-name="P6"/>
      <text:p text:style-name="P6">[next]</text:p>
      <text:list xml:id="list4943745255112818150" text:style-name="L3">
        <text:list-item>
          <text:p text:style-name="P17">TASK<text:span text:style-name="T1"> : #5 ３声対位法 / M-1</text:span></text:p>
        </text:list-item>
      </text:list>
      <text:p text:style-name="P6">[other]</text:p>
      <text:p text:style-name="P10"><text:line-break/><text:span text:style-name="T5">[/ XXX] </text:span></text:p>
      <text:p text:style-name="P7"/>
      <text:p text:style-name="P5"/>
      <text:p text:style-name="P6"><text:span text:style-name="T3">8_2</text:span>----------------------------------------------------------------</text:p>
      <text:p text:style-name="P9">[3] res free# JVEMV6 46#8_X / 46. art / 8. kb / 20200602_192323</text:p>
      <text:p text:style-name="P5"/>
      <text:p text:style-name="P6">[do] <text:span text:style-name="T4">#_ </text:span></text:p>
      <text:list xml:id="list230982368400717538" text:style-name="L6">
        <text:list-item>
          <text:p text:style-name="P13">REVIEW </text:p>
        </text:list-item>
        <text:list-item>
          <text:p text:style-name="P13">TASK-1 : <text:span text:style-name="T1">#5 ３声対位法 / M-1</text:span></text:p>
          <text:list>
            <text:list-item>
              <text:p text:style-name="P13"/>
            </text:list-item>
          </text:list>
        </text:list-item>
      </text:list>
      <text:p text:style-name="P6"/>
      <text:p text:style-name="P6">[next]</text:p>
      <text:list xml:id="list3129152313366285399" text:style-name="L4">
        <text:list-item>
          <text:p text:style-name="P18">TASK : continue</text:p>
        </text:list-item>
      </text:list>
      <text:p text:style-name="P6">[other]</text:p>
      <text:p text:style-name="P10"><text:line-break/><text:soft-page-break/><text:span text:style-name="T5">[/ XXX] </text:span></text:p>
      <text:p text:style-name="P5"/>
      <text:p text:style-name="P7">@@@</text:p>
      <text:p text:style-name="P5"/>
      <text:p text:style-name="P6"><text:span text:style-name="T3">8_3</text:span>----------------------------------------------------------------</text:p>
      <text:p text:style-name="P9">[4] res free# JVEMV6 46#8_X / 46. art / 8. kb / XXX</text:p>
      <text:p text:style-name="P5"/>
      <text:p text:style-name="P6">[do] <text:span text:style-name="T4">#_ </text:span></text:p>
      <text:list xml:id="list39472263" text:continue-list="list39460522" text:style-name="L1">
        <text:list-item>
          <text:p text:style-name="P12">REVIEW </text:p>
        </text:list-item>
        <text:list-item>
          <text:p text:style-name="P12">TASK-1</text:p>
        </text:list-item>
      </text:list>
      <text:p text:style-name="P6"/>
      <text:p text:style-name="P6">[next]</text:p>
      <text:list xml:id="list5068871180212526133" text:style-name="L7">
        <text:list-item>
          <text:p text:style-name="P20">TASK</text:p>
        </text:list-item>
      </text:list>
      <text:p text:style-name="P6">[other]</text:p>
      <text:p text:style-name="P10"><text:line-break/><text:span text:style-name="T5">[/ XXX] </text:span></text:p>
      <text:p text:style-name="P5"/>
      <text:p text:style-name="P5"/>
      <text:p text:style-name="P5"/>
      <text:p text:style-name="P4">------------------------------------ [TEMPLATE] 20200531_184447</text:p>
      <text:p text:style-name="P6"><text:span text:style-name="T3">8_X</text:span>----------------------------------------------------------------</text:p>
      <text:p text:style-name="P9">[1] res free# JVEMV6 46#8_X / 46. art / 8. kb / 20200531_184335</text:p>
      <text:p text:style-name="P5"/>
      <text:p text:style-name="P6">[do] <text:span text:style-name="T4">#_ </text:span></text:p>
      <text:list xml:id="list39444721" text:continue-list="list39472263" text:style-name="L1">
        <text:list-item>
          <text:p text:style-name="P12"><text:soft-page-break/>REVIEW </text:p>
        </text:list-item>
        <text:list-item>
          <text:p text:style-name="P12">TASK-1</text:p>
        </text:list-item>
      </text:list>
      <text:p text:style-name="P6"/>
      <text:p text:style-name="P6">[next]</text:p>
      <text:list xml:id="list1761222288808519626" text:style-name="L5">
        <text:list-item>
          <text:p text:style-name="P19">TASK</text:p>
        </text:list-item>
      </text:list>
      <text:p text:style-name="P6">[other]</text:p>
      <text:p text:style-name="P10"><text:line-break/><text:span text:style-name="T5">[/ XXX] </text:span></text:p>
      <text:p text:style-name="P5"/>
      <text:p text:style-name="P4">/ ------------------------------------ [TEMPLATE] 20200531_184447 /</text:p>
      <text:p text:style-name="P1"/>
      <text:p text:style-name="P1"/>
      <table:table table:name="表9" table:style-name="表9">
        <table:table-column table:style-name="表9.A"/>
        <table:table-row>
          <table:table-cell table:style-name="表9.A1" office:value-type="string">
            <text:p text:style-name="P2">###</text:p>
          </table:table-cell>
        </table:table-row>
        <table:table-row>
          <table:table-cell table:style-name="表9.A2" office:value-type="string">
            <text:p text:style-name="P3">C:\WORKS_2\a.bat &amp;&amp; r a &amp;&amp; git add -A &amp;&amp; git commit -m ^"(res : JVE_46#8 : kb : <text:span text:style-name="T2">8_[3]</text:span>) periodical updates^" &amp;&amp; e &amp;&amp; p</text:p>
          </table:table-cell>
        </table:table-row>
        <table:table-row>
          <table:table-cell table:style-name="表9.A2" office:value-type="string">
            <text:p text:style-name="P11"/>
          </table:table-cell>
        </table:table-row>
        <table:table-row>
          <table:table-cell table:style-name="表9.A2" office:value-type="string">
            <text:p text:style-name="P11">r oj &amp;&amp; e &amp;&amp; p</text:p>
          </table:table-cell>
        </table:table-row>
        <table:table-row>
          <table:table-cell table:style-name="表9.A2" office:value-type="string">
            <text:p text:style-name="P11"/>
          </table:table-cell>
        </table:table-row>
      </table:table>
      <text:p text:style-name="P1"/>
      <text:p text:style-name="P1"/>
      <text:p text:style-name="P1">====================== EOF 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9-02T17:23:48.54</meta:creation-date>
    <dc:date>2020-06-02T19:24:27.80</dc:date>
    <dc:creator>iwabuchi ken</dc:creator>
    <meta:editing-duration>P2DT25M41S</meta:editing-duration>
    <meta:editing-cycles>67</meta:editing-cycles>
    <meta:generator>OpenOffice/4.1.3$Win32 OpenOffice.org_project/413m1$Build-9783</meta:generator>
    <meta:document-statistic meta:table-count="1" meta:image-count="0" meta:object-count="0" meta:page-count="4" meta:paragraph-count="60" meta:word-count="262" meta:character-count="1458"/>
  </office:meta>
</office:document-meta>
</file>